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8cm" fo:min-width="0.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28cm" fo:min-width="0.87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heads_20_2" draw:marker-end-width="0.379cm" draw:stroke-linejoin="round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6cm" fo:min-width="5.481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.2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6cm" fo:min-width="5.7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208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6cm" fo:min-width="2.305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12pt" fo:background-color="#ffffff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fo:background-color="#ffffff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text-properties fo:background-color="#ffffff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fo:font-size="12pt" fo:background-color="#ffffff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2.858cm" svg:x="2.27cm" svg:y="5.1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858cm" svg:height="2.858cm" svg:x="2.271cm" svg:y="9.0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.317cm" svg:y1="6.571cm" svg:x2="2.266cm" svg:y2="6.571cm">
          <text:p/>
        </draw:line>
        <draw:frame draw:style-name="gr4" draw:text-style-name="P4" draw:layer="layout" svg:width="3.499cm" svg:height="0.725cm" svg:x="-5.978cm" svg:y="6.212cm">
          <draw:text-box>
            <text:p><text:span text:style-name="T1">claimAsset call</text:span></text:p>
          </draw:text-box>
        </draw:frame>
        <draw:frame draw:style-name="gr5" draw:text-style-name="P6" draw:layer="layout" svg:width="2.5cm" svg:height="1.433cm" svg:x="2.647cm" svg:y="5.802cm">
          <draw:text-box>
            <text:p text:style-name="P5"><text:span text:style-name="T2">original</text:span></text:p>
            <text:p text:style-name="P5"><text:span text:style-name="T2">Token</text:span></text:p>
            <text:p text:style-name="P5"><text:span text:style-name="T2">Address</text:span></text:p>
          </draw:text-box>
        </draw:frame>
        <draw:custom-shape draw:style-name="gr6" draw:text-style-name="P1" draw:layer="layout" svg:width="6.033cm" svg:height="1.588cm" svg:x="5.9cm" svg:y="5.715cm">
          <text:p text:style-name="P7"><text:span text:style-name="T3">transfer amount of ether to destinationAddres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27cm" svg:y1="6.554cm" svg:x2="5.888cm" svg:y2="6.554cm">
          <text:p/>
        </draw:line>
        <draw:frame draw:style-name="gr8" draw:text-style-name="P8" draw:layer="layout" svg:width="0.786cm" svg:height="0.725cm" svg:x="5.083cm" svg:y="5.749cm">
          <draw:text-box>
            <text:p><text:span text:style-name="T4">Y</text:span></text:p>
          </draw:text-box>
        </draw:frame>
        <draw:frame draw:style-name="gr9" draw:text-style-name="P9" draw:layer="layout" svg:width="1.793cm" svg:height="2.221cm" svg:x="2.809cm" svg:y="9.279cm">
          <draw:text-box>
            <text:p text:style-name="P5"><text:span text:style-name="T2">origin</text:span></text:p>
            <text:p text:style-name="P5"><text:span text:style-name="T2">Network</text:span></text:p>
            <text:p text:style-name="P5"><text:span text:style-name="T2">=</text:span></text:p>
            <text:p text:style-name="P5"><text:span text:style-name="T2">current</text:span></text:p>
            <text:p text:style-name="P5"><text:span text:style-name="T2">network</text:span></text:p>
          </draw:text-box>
        </draw:frame>
        <draw:line draw:style-name="gr7" draw:text-style-name="P3" draw:layer="layout" svg:x1="3.703cm" svg:y1="8.095cm" svg:x2="3.703cm" svg:y2="9.075cm">
          <text:p/>
        </draw:line>
        <draw:frame draw:style-name="gr10" draw:text-style-name="P8" draw:layer="layout" svg:width="0.807cm" svg:height="0.725cm" svg:x="2.905cm" svg:y="8.212cm">
          <draw:text-box>
            <text:p><text:span text:style-name="T4">N</text:span></text:p>
          </draw:text-box>
        </draw:frame>
        <draw:custom-shape draw:style-name="gr6" draw:text-style-name="P1" draw:layer="layout" svg:width="6.033cm" svg:height="1.588cm" svg:x="5.9cm" svg:y="9.659cm">
          <text:p text:style-name="P7"><text:span text:style-name="T3">transfer amount of ERC-20 token to destinationAddres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127cm" svg:y1="10.5cm" svg:x2="5.889cm" svg:y2="10.5cm">
          <text:p/>
        </draw:line>
        <draw:frame draw:style-name="gr8" draw:text-style-name="P8" draw:layer="layout" svg:width="0.786cm" svg:height="0.725cm" svg:x="5.084cm" svg:y="9.695cm">
          <draw:text-box>
            <text:p><text:span text:style-name="T4">Y</text:span></text:p>
          </draw:text-box>
        </draw:frame>
        <draw:line draw:style-name="gr11" draw:text-style-name="P3" draw:layer="layout" svg:x1="3.703cm" svg:y1="11.941cm" svg:x2="3.703cm" svg:y2="15.299cm">
          <text:p/>
        </draw:line>
        <draw:frame draw:style-name="gr10" draw:text-style-name="P8" draw:layer="layout" svg:width="0.807cm" svg:height="0.725cm" svg:x="2.905cm" svg:y="12.078cm">
          <draw:text-box>
            <text:p><text:span text:style-name="T4">N</text:span></text:p>
          </draw:text-box>
        </draw:frame>
        <draw:custom-shape draw:style-name="gr12" draw:text-style-name="P1" draw:layer="layout" svg:width="6.252cm" svg:height="1.588cm" svg:x="9.013cm" svg:y="16.771cm">
          <text:p text:style-name="P7"><text:span text:style-name="T3">Deploy representative ERC-20 token contract 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3.676cm" svg:y1="15.279cm" svg:x2="5.889cm" svg:y2="15.279cm">
          <text:p/>
        </draw:line>
        <draw:frame draw:style-name="gr14" draw:text-style-name="P8" draw:layer="layout" svg:width="1.277cm" svg:height="0.962cm" svg:x="4.98cm" svg:y="6.762cm">
          <draw:text-box>
            <text:p text:style-name="P10"><text:span text:style-name="T4">(1)</text:span></text:p>
          </draw:text-box>
        </draw:frame>
        <draw:frame draw:style-name="gr14" draw:text-style-name="P8" draw:layer="layout" svg:width="1.277cm" svg:height="0.962cm" svg:x="4.981cm" svg:y="10.775cm">
          <draw:text-box>
            <text:p text:style-name="P10"><text:span text:style-name="T4">(2)</text:span></text:p>
          </draw:text-box>
        </draw:frame>
        <draw:frame draw:style-name="gr14" draw:text-style-name="P8" draw:layer="layout" svg:width="1.277cm" svg:height="0.962cm" svg:x="4.982cm" svg:y="15.5cm">
          <draw:text-box>
            <text:p text:style-name="P10"><text:span text:style-name="T4">(3)</text:span></text:p>
          </draw:text-box>
        </draw:frame>
        <draw:frame draw:style-name="gr15" draw:text-style-name="P6" draw:layer="layout" svg:width="1.222cm" svg:height="0.645cm" svg:x="3.929cm" svg:y="6.208cm">
          <draw:text-box>
            <text:p><text:span text:style-name="T2">= 0?</text:span></text:p>
          </draw:text-box>
        </draw:frame>
        <draw:custom-shape draw:style-name="gr2" draw:text-style-name="P11" draw:layer="layout" svg:width="2.858cm" svg:height="2.858cm" svg:x="5.902cm" svg:y="13.8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9" draw:layer="layout" svg:width="2.708cm" svg:height="1.827cm" svg:x="6.002cm" svg:y="14.317cm">
          <draw:text-box>
            <text:p text:style-name="P5"><text:span text:style-name="T2">repr. </text:span></text:p>
            <text:p text:style-name="P5"><text:span text:style-name="T2">ERC-20 token</text:span></text:p>
            <text:p text:style-name="P5"><text:span text:style-name="T2">contract </text:span></text:p>
            <text:p text:style-name="P5"><text:span text:style-name="T2">deployed?</text:span></text:p>
          </draw:text-box>
        </draw:frame>
        <draw:line draw:style-name="gr13" draw:text-style-name="P3" draw:layer="layout" svg:x1="7.309cm" svg:y1="12.906cm" svg:x2="9.006cm" svg:y2="12.906cm">
          <text:p/>
        </draw:line>
        <draw:line draw:style-name="gr11" draw:text-style-name="P3" draw:layer="layout" svg:x1="7.333cm" svg:y1="12.878cm" svg:x2="7.333cm" svg:y2="13.834cm">
          <text:p/>
        </draw:line>
        <draw:line draw:style-name="gr13" draw:text-style-name="P3" draw:layer="layout" svg:x1="7.296cm" svg:y1="17.607cm" svg:x2="8.993cm" svg:y2="17.607cm">
          <text:p/>
        </draw:line>
        <draw:line draw:style-name="gr11" draw:text-style-name="P3" draw:layer="layout" svg:x1="7.32cm" svg:y1="17.635cm" svg:x2="7.32cm" svg:y2="16.679cm">
          <text:p/>
        </draw:line>
        <draw:frame draw:style-name="gr8" draw:text-style-name="P8" draw:layer="layout" svg:width="0.786cm" svg:height="0.725cm" svg:x="6.55cm" svg:y="13.192cm">
          <draw:text-box>
            <text:p><text:span text:style-name="T4">Y</text:span></text:p>
          </draw:text-box>
        </draw:frame>
        <draw:custom-shape draw:style-name="gr12" draw:text-style-name="P1" draw:layer="layout" svg:width="6.252cm" svg:height="1.588cm" svg:x="9.011cm" svg:y="12.08cm">
          <text:p text:style-name="P7"><text:span text:style-name="T3">mint amount of representative token and transfer it to destinationAddress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0.807cm" svg:height="0.725cm" svg:x="6.517cm" svg:y="16.843cm">
          <draw:text-box>
            <text:p><text:span text:style-name="T4">N</text:span></text:p>
          </draw:text-box>
        </draw:frame>
        <draw:line draw:style-name="gr13" draw:text-style-name="P3" draw:layer="layout" svg:x1="12.112cm" svg:y1="16.771cm" svg:x2="12.112cm" svg:y2="13.7cm">
          <text:p/>
        </draw:line>
        <draw:custom-shape draw:style-name="gr17" draw:text-style-name="P1" draw:layer="layout" svg:width="2.857cm" svg:height="1.588cm" svg:x="-1.54cm" svg:y="5.762cm">
          <text:p text:style-name="P7"><text:span text:style-name="T3">nullify leaf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-2.496cm" svg:y1="6.571cm" svg:x2="-1.547cm" svg:y2="6.57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1T19:12:28.547467640</meta:creation-date>
    <dc:date>2023-01-13T21:10:33.049899471</dc:date>
    <meta:editing-duration>PT7H46M57S</meta:editing-duration>
    <meta:editing-cycles>45</meta:editing-cycles>
    <meta:generator>LibreOffice/7.3.7.2$Linux_X86_64 LibreOffice_project/30$Build-2</meta:generator>
    <meta:document-statistic meta:object-count="34"/>
  </office:meta>
</office:document-meta>
</file>